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officeooo:rsid="002c3866" officeooo:paragraph-rsid="003d6b31"/>
    </style:style>
    <style:style style:name="P20" style:family="paragraph" style:parent-style-name="Standard">
      <style:text-properties style:font-name="Liberation Mono" fo:font-weight="bold" officeooo:rsid="001b1397" officeooo:paragraph-rsid="001b1397" style:font-weight-asian="bold" style:font-weight-complex="bold"/>
    </style:style>
    <style:style style:name="P21" style:family="paragraph" style:parent-style-name="Standard">
      <style:text-properties style:font-name="Liberation Mono" fo:font-weight="bold" officeooo:rsid="00259238" officeooo:paragraph-rsid="00259238" style:font-weight-asian="bold" style:font-weight-complex="bold"/>
    </style:style>
    <style:style style:name="P22" style:family="paragraph" style:parent-style-name="Standard">
      <style:text-properties style:font-name="Liberation Mono" fo:font-weight="bold" officeooo:rsid="002c3866" officeooo:paragraph-rsid="002c3866" style:font-weight-asian="bold" style:font-weight-complex="bold"/>
    </style:style>
    <style:style style:name="P23" style:family="paragraph" style:parent-style-name="Standard">
      <style:text-properties style:font-name="Liberation Mono" officeooo:rsid="00348413" officeooo:paragraph-rsid="00348413"/>
    </style:style>
    <style:style style:name="P24" style:family="paragraph" style:parent-style-name="Standard">
      <style:text-properties style:font-name="Liberation Mono" officeooo:rsid="00378624" officeooo:paragraph-rsid="00378624"/>
    </style:style>
    <style:style style:name="P25" style:family="paragraph" style:parent-style-name="Standard">
      <style:text-properties style:font-name="Liberation Mono" officeooo:rsid="0038c846" officeooo:paragraph-rsid="0038c846"/>
    </style:style>
    <style:style style:name="P26" style:family="paragraph" style:parent-style-name="Standard">
      <style:text-properties style:font-name="Liberation Mono" officeooo:rsid="003a2452" officeooo:paragraph-rsid="003a2452"/>
    </style:style>
    <style:style style:name="P27" style:family="paragraph" style:parent-style-name="Standard">
      <style:text-properties style:font-name="Liberation Mono" officeooo:rsid="003ae1ea" officeooo:paragraph-rsid="003ae1ea"/>
    </style:style>
    <style:style style:name="P28" style:family="paragraph" style:parent-style-name="Standard">
      <style:text-properties style:font-name="Liberation Mono" officeooo:rsid="003b8df9" officeooo:paragraph-rsid="003b8df9"/>
    </style:style>
    <style:style style:name="P29" style:family="paragraph" style:parent-style-name="Standard">
      <style:text-properties style:font-name="Liberation Mono" officeooo:rsid="003c64e4" officeooo:paragraph-rsid="003c64e4"/>
    </style:style>
    <style:style style:name="P30" style:family="paragraph" style:parent-style-name="Standard">
      <style:text-properties style:font-name="Liberation Mono" officeooo:rsid="003d6b31" officeooo:paragraph-rsid="003d6b31"/>
    </style:style>
    <style:style style:name="P31" style:family="paragraph" style:parent-style-name="Standard">
      <style:text-properties style:font-name="Liberation Mono" fo:font-style="italic" officeooo:rsid="003d6b31" officeooo:paragraph-rsid="003d6b31" style:font-style-asian="italic" style:font-style-complex="italic"/>
    </style:style>
    <style:style style:name="P32"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3" style:family="paragraph" style:parent-style-name="Standard">
      <style:text-properties fo:color="#8b008b" style:font-name="Liberation Mono" officeooo:rsid="0011b4dc" officeooo:paragraph-rsid="0011b4dc"/>
    </style:style>
    <style:style style:name="P34" style:family="paragraph" style:parent-style-name="Standard">
      <style:text-properties fo:color="#8b008b" style:font-name="Liberation Mono" officeooo:rsid="001f8883" officeooo:paragraph-rsid="001f8883"/>
    </style:style>
    <style:style style:name="P35" style:family="paragraph" style:parent-style-name="Standard">
      <style:text-properties fo:color="#8b008b" style:font-name="Liberation Mono" officeooo:rsid="002c3866" officeooo:paragraph-rsid="002c3866"/>
    </style:style>
    <style:style style:name="P36" style:family="paragraph" style:parent-style-name="Standard">
      <style:text-properties fo:color="#ff0000" style:font-name="Liberation Mono" fo:font-weight="bold" officeooo:rsid="0020fe94" officeooo:paragraph-rsid="0020fe94" style:font-weight-asian="bold" style:font-weight-complex="bold"/>
    </style:style>
    <style:style style:name="P37" style:family="paragraph" style:parent-style-name="Standard">
      <style:text-properties fo:color="#ff0000" style:font-name="Liberation Mono" fo:font-weight="bold" officeooo:rsid="002c3866" officeooo:paragraph-rsid="002c3866" style:font-weight-asian="bold" style:font-weight-complex="bold"/>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337ca0"/>
    </style:style>
    <style:style style:name="T16" style:family="text">
      <style:text-properties officeooo:rsid="00348413"/>
    </style:style>
    <style:style style:name="T17" style:family="text">
      <style:text-properties fo:font-weight="normal" style:font-weight-asian="normal" style:font-weight-complex="normal"/>
    </style:style>
    <style:style style:name="T18" style:family="text">
      <style:text-properties fo:font-weight="normal" officeooo:rsid="002c3866" style:font-weight-asian="normal" style:font-weight-complex="normal"/>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ff0000" fo:font-weight="bold" officeooo:rsid="00348413" style:font-weight-asian="bold" style:font-weight-complex="bold"/>
    </style:style>
    <style:style style:name="T22" style:family="text">
      <style:text-properties fo:color="#00a933" fo:font-weight="bold" style:font-weight-asian="bold" style:font-weight-complex="bold"/>
    </style:style>
    <style:style style:name="T23" style:family="text">
      <style:text-properties fo:color="#00a933" fo:font-weight="bold" officeooo:rsid="00348413" style:font-weight-asian="bold" style:font-weight-complex="bold"/>
    </style:style>
    <style:style style:name="T24" style:family="text">
      <style:text-properties fo:color="#8b008b"/>
    </style:style>
    <style:style style:name="T25" style:family="text">
      <style:text-properties officeooo:rsid="00397633"/>
    </style:style>
    <style:style style:name="T26" style:family="text">
      <style:text-properties officeooo:rsid="003a2452"/>
    </style:style>
    <style:style style:name="T27" style:family="text">
      <style:text-properties officeooo:rsid="002c386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 advanced notes</text:p>
      <text:p text:style-name="P2"/>
      <text:p text:style-name="P2"><text:span text:style-name="T7">$ echo $? -</text:span> checking if compiling was successful from command line <text:tab/>in <text:span text:style-name="T12">Linux</text:span></text:p>
      <text:p text:style-name="P2"><text:span text:style-name="T7">$ echo %ERRORLEVEL% </text:span>- checking if compiling was successful from <text:tab/>command line in <text:span text:style-name="T13">Microsoft</text:span></text:p>
      <text:p text:style-name="P2"/>
      <text:p text:style-name="P3"><text:span text:style-name="T3">output stream</text:span> – we write to <text:span text:style-name="T15">it</text:span>, eg. <text:span text:style-name="T6">cout</text:span>, <text:span text:style-name="T6">cerr</text:span>, <text:span text:style-name="T6">clog</text:span></text:p>
      <text:p text:style-name="P3"><text:span text:style-name="T3">input steam</text:span> – we read from <text:span text:style-name="T15">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3"><text:span text:style-name="T14">plain</text:span><text:span text:style-name="T3"> char </text:span><text:span text:style-name="T17">or</text:span><text:span text:style-name="T3"> bool</text:span>:</text:p>
      <text:p text:style-name="P6">- <text:span text:style-name="T21">d</text:span><text:span text:style-name="T20">o not use</text:span><text:span text:style-name="T19"> </text:span>in arithmetic expressions</text:p>
      <text:p text:style-name="P6">- <text:span text:style-name="T23">u</text:span><text:span text:style-name="T22">se</text:span> them only to hold characters or truth values</text:p>
      <text:p text:style-name="P6">- <text:span text:style-name="T16">c</text:span>omputations using char are especially problematic because char is signed on some machines and unsigned on others.</text:p>
      <text:p text:style-name="P4"/>
      <text:p text:style-name="P7"><text:span text:style-name="T20">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3">unsigned u = 10;</text:p>
      <text:p text:style-name="P33">int i = -42;</text:p>
      <text:p text:style-name="P4"><text:span text:style-name="T24">std::cout &lt;&lt; i + i &lt;&lt; std::endl; </text:span><text:s/>// prints -84</text:p>
      <text:p text:style-name="P4"><text:span text:style-name="T24">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4"><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5"><text:span text:style-name="T10">Example of escape sequences</text:span>:</text:p>
      <text:p text:style-name="P9"><text:span text:style-name="T24">std::cout &lt;&lt; "\tHi!\n";</text:span><text:tab/>// prints a tab followd by "Hi!" and a <text:tab/>newline</text:p>
      <text:p text:style-name="P9"/>
      <text:p text:style-name="P20">Specifying the Type of a <text:span text:style-name="T25">l</text:span>iteral:</text:p>
      <text:p text:style-name="P10"><text:span text:style-name="T24">L'a' </text:span><text:s text:c="4"/>// wide character literal, type is wchar_t</text:p>
      <text:p text:style-name="P10"><text:span text:style-name="T24">u8"hi!"</text:span> <text:s/>// utf-8 string literal (utf-8 encodes a Unicode <text:tab/><text:tab/><text:tab/><text:tab/><text:tab/>character in 8 bits)</text:p>
      <text:p text:style-name="P10"><text:span text:style-name="T24">42ULL </text:span><text:s text:c="3"/>// unsigned integer literal, type is unsigned long long</text:p>
      <text:p text:style-name="P10"><text:span text:style-name="T24">1E-3F </text:span><text:s text:c="3"/>// single-precision floating-point literal, type is float</text:p>
      <text:p text:style-name="P10"><text:span text:style-name="T24">3.14159L </text:span>// extended-precision floating-point literal, type is <text:tab/><text:tab/><text:tab/><text:tab/>long double</text:p>
      <text:p text:style-name="P9"/>
      <text:p text:style-name="P12"><text:span text:style-name="T3">list initialization</text:span>:</text:p>
      <text:p text:style-name="P12"><text:span text:style-name="T26">U</text:span>sing list initialization has one big advantage - <text:span text:style-name="T26">t</text:span>he compiler will not let us list initialize variables of built-in type if the initializer might lead to the loss of information.</text:p>
      <text:p text:style-name="P11"/>
      <text:p text:style-name="P26"><text:span text:style-name="T10">Example</text:span>:</text:p>
      <text:p text:style-name="P34">long double ld = 3.1415926536;</text:p>
      <text:p text:style-name="P11"><text:span text:style-name="T24">int a{ld}, b = {ld};</text:span> // error: narrowing conversion required</text:p>
      <text:p text:style-name="P11"><text:span text:style-name="T24">int c(ld), d = ld;</text:span> <text:s text:c="2"/>// ok: but value will be truncated</text:p>
      <text:p text:style-name="P9"/>
      <text:p text:style-name="P36">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6"><text:span text:style-name="T7">extern</text:span><text:span text:style-name="T3"> keyword</text:span>:</text:p>
      <text:p text:style-name="P9">To obtain a declaration that is not also a definition, we add the extern keyword and may not provide an explicit initializer:</text:p>
      <text:p text:style-name="P9"/>
      <text:p text:style-name="P26"><text:span text:style-name="T10">Example</text:span>:</text:p>
      <text:p text:style-name="P9"><text:span text:style-name="T24">extern int i; </text:span><text:s text:c="2"/>// declares but does not define i</text:p>
      <text:p text:style-name="P9"><text:span text:style-name="T24">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An extern that has an initializer is a definition:</text:p>
      <text:p text:style-name="P9"/>
      <text:p text:style-name="P26"><text:span text:style-name="T10">Example</text:span>:</text:p>
      <text:p text:style-name="P9"><text:span text:style-name="T24">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1">C++ keywords</text:p>
      <text:p text:style-name="P13"><draw:frame draw:style-name="fr1"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6"><text:span text:style-name="T22">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26">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6"><text:span text:style-name="T10">Example</text:span>:</text:p>
      <text:p text:style-name="P15"><text:span text:style-name="T24">int a </text:span>= 5;</text:p>
      <text:p text:style-name="P15"><text:span text:style-name="T24">int &amp;b </text:span>= a;</text:p>
      <text:p text:style-name="P15"/>
      <text:p text:style-name="P27"><text:span text:style-name="T22">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1">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2"/>
      <text:p text:style-name="P15"><text:span text:style-name="T20">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8"><text:span text:style-name="T10">Examples</text:span>:</text:p>
      <text:p text:style-name="P35">int i = 42;</text:p>
      <text:p text:style-name="P18"><text:span text:style-name="T24">int &amp;r = i; <text:s/></text:span><text:s/>// &amp; follows a type and is part of a declaration; </text:p>
      <text:p text:style-name="P18"><text:tab/><text:tab/><text:tab/><text:tab/>r is a reference</text:p>
      <text:p text:style-name="P18"><text:span text:style-name="T24">int *p; </text:span><text:s text:c="6"/>// * follows a type and is part of a declaration; </text:p>
      <text:p text:style-name="P18"><text:tab/><text:tab/><text:tab/><text:tab/>p is a pointer</text:p>
      <text:p text:style-name="P16"><text:span text:style-name="T24">p = &amp;i;</text:span> <text:s text:c="6"/>// &amp; is used in an expression as the address-of <text:tab/><text:tab/><text:tab/><text:tab/><text:tab/>operator</text:p>
      <text:p text:style-name="P16"><text:span text:style-name="T24">*p = i; </text:span><text:s text:c="6"/>// * is used in an expression as the dereference <text:tab/><text:tab/><text:tab/><text:tab/><text:tab/>operator</text:p>
      <text:p text:style-name="P16"><text:span text:style-name="T24">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9"><text:span text:style-name="T7">null pointer </text:span><text:span text:style-name="T3">-</text:span><text:span text:style-name="T17"> <text:s/>a</text:span><text:span text:style-name="T18"> </text:span><text:span text:style-name="T27">null pointer does not point to any object.</text:span></text:p>
      <text:p text:style-name="P15"/>
      <text:p text:style-name="P29"><text:span text:style-name="T10">Example</text:span>:</text:p>
      <text:p text:style-name="P15">int *p1 = nullptr; // equivalent to int *p1 = 0;</text:p>
      <text:p text:style-name="P15"/>
      <text:p text:style-name="P31">Examples of more complex references and pointers:</text:p>
      <text:p text:style-name="P35">int ival = 1024;</text:p>
      <text:p text:style-name="P15"><text:span text:style-name="T24">int *pi = &amp;ival;</text:span> <text:s text:c="3"/>// pi points to an int</text:p>
      <text:p text:style-name="P15"><text:span text:style-name="T24">int **ppi = &amp;pi;</text:span> <text:s text:c="3"/>// ppi points to a pointer to an int</text:p>
      <text:p text:style-name="P15"><text:span text:style-name="T24">int *&amp;r = p; <text:s/></text:span><text:s/><text:tab/>// r is a reference to the pointer p</text:p>
      <text:p text:style-name="P15"/>
      <text:p text:style-name="P37">Note!</text:p>
      <text:p text:style-name="P15">To share a const object among multiple files, you must define the variable as <text:span text:style-name="T7">extern</text:span>.</text:p>
      <text:p text:style-name="P15"/>
      <text:p text:style-name="P30"><text:span text:style-name="T10">Example</text:span>:</text:p>
      <text:p text:style-name="P19"><text:span text:style-name="T24">extern const int bufSize = fc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C++ Advanced Notes<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09-15T19:23:07.143221521</dc:date>
    <meta:editing-duration>PT4H56M47S</meta:editing-duration>
    <meta:editing-cycles>46</meta:editing-cycles>
    <meta:generator>LibreOffice/6.4.5.2$Linux_X86_64 LibreOffice_project/40$Build-2</meta:generator>
    <meta:document-statistic meta:table-count="0" meta:image-count="1" meta:object-count="0" meta:page-count="4" meta:paragraph-count="100" meta:word-count="1154" meta:character-count="6495" meta:non-whitespace-character-count="5308"/>
  </office:meta>
</office:document-meta>
</file>